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463a"/>
    </style:style>
    <style:style style:name="P2" style:family="paragraph" style:parent-style-name="Standard">
      <style:paragraph-properties fo:break-before="page"/>
      <style:text-properties officeooo:paragraph-rsid="0017463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055cm" svg:height="12.64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ct2" text:anchor-type="paragraph" svg:width="13.961cm" svg:height="13.547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><draw:frame draw:style-name="fr1" draw:name="Object3" text:anchor-type="paragraph" svg:width="16.997cm" svg:height="9.8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3" draw:name="Object4" text:anchor-type="paragraph" svg:x="-0.33cm" svg:y="0cm" svg:width="18.487cm" svg:height="11.21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<draw:frame draw:style-name="fr1" draw:name="Object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/>
      <text:p text:style-name="P1"><draw:frame draw:style-name="fr3" draw:name="Object6" text:anchor-type="paragraph" svg:x="3.517cm" svg:y="0.145cm" svg:width="9.968cm" svg:height="5.8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ject7" text:anchor-type="paragraph" svg:x="3.556cm" svg:y="0.434cm" svg:width="9.888cm" svg:height="5.41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Object8" text:anchor-type="paragraph" svg:x="0.095cm" svg:y="3.852cm" svg:width="18.232cm" svg:height="8.199cm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2:29:53.044776955</meta:creation-date>
    <dc:date>2016-04-07T12:38:47.787906779</dc:date>
    <meta:editing-duration>P0D</meta:editing-duration>
    <meta:editing-cycles>1</meta:editing-cycles>
    <meta:document-statistic meta:table-count="0" meta:image-count="0" meta:object-count="8" meta:page-count="4" meta:paragraph-count="0" meta:word-count="0" meta:character-count="0" meta:non-whitespace-character-count="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3" office:value-type="string" calcext:value-type="string" table:number-columns-spanned="5" table:number-rows-spanned="1">
            <text:p>Distributed Edg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SpeedUp_Dis_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834" calcext:value-type="float">
            <text:p>0.121834</text:p>
          </table:table-cell>
          <table:table-cell table:formula="of:=0.121834/[.D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29527" calcext:value-type="float">
            <text:p>0.0729527</text:p>
          </table:table-cell>
          <table:table-cell table:formula="of:=0.121834/[.D4]" office:value-type="float" office:value="1.67004099916795" calcext:value-type="float">
            <text:p>1.6700409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796" calcext:value-type="float">
            <text:p>0.0565796</text:p>
          </table:table-cell>
          <table:table-cell table:formula="of:=0.121834/[.D5]" office:value-type="float" office:value="2.15332027798005" calcext:value-type="float">
            <text:p>2.153320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20754" calcext:value-type="float">
            <text:p>0.0520754</text:p>
          </table:table-cell>
          <table:table-cell table:formula="of:=0.121834/[.D6]" office:value-type="float" office:value="2.33956916317493" calcext:value-type="float">
            <text:p>2.33956916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7443" calcext:value-type="float">
            <text:p>1.17443</text:p>
          </table:table-cell>
          <table:table-cell table:formula="of:=1.17443/[.D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157" calcext:value-type="float">
            <text:p>0.637157</text:p>
          </table:table-cell>
          <table:table-cell table:formula="of:=1.17443/[.D8]" office:value-type="float" office:value="1.84323486989863" calcext:value-type="float">
            <text:p>1.84323486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58035" calcext:value-type="float">
            <text:p>0.458035</text:p>
          </table:table-cell>
          <table:table-cell table:formula="of:=1.17443/[.D9]" office:value-type="float" office:value="2.56406169834183" calcext:value-type="float">
            <text:p>2.5640616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2363" calcext:value-type="float">
            <text:p>0.382363</text:p>
          </table:table-cell>
          <table:table-cell table:formula="of:=1.17443/[.D10]" office:value-type="float" office:value="3.07150534962849" calcext:value-type="float">
            <text:p>3.07150534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122" calcext:value-type="float">
            <text:p>25.2122</text:p>
          </table:table-cell>
          <table:table-cell table:formula="of:=25.2122/[.D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6684" calcext:value-type="float">
            <text:p>20.6684</text:p>
          </table:table-cell>
          <table:table-cell table:formula="of:=25.2122/[.D12]" office:value-type="float" office:value="1.21984285188984" calcext:value-type="float">
            <text:p>1.21984285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6997" calcext:value-type="float">
            <text:p>14.6997</text:p>
          </table:table-cell>
          <table:table-cell table:formula="of:=25.2122/[.D13]" office:value-type="float" office:value="1.71515064933298" calcext:value-type="float">
            <text:p>1.71515064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6285" calcext:value-type="float">
            <text:p>11.6285</text:p>
          </table:table-cell>
          <table:table-cell table:formula="of:=25.2122/[.D14]" office:value-type="float" office:value="2.16813862493013" calcext:value-type="float">
            <text:p>2.16813862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3808" calcext:value-type="float">
            <text:p>29.3808</text:p>
          </table:table-cell>
          <table:table-cell table:formula="of:=103.36/[.D15]" office:value-type="float" office:value="3.51794369111801" calcext:value-type="float">
            <text:p>3.5179436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.8458" calcext:value-type="float">
            <text:p>31.8458</text:p>
          </table:table-cell>
          <table:table-cell table:formula="of:=103.36/[.D16]" office:value-type="float" office:value="3.24563992740016" calcext:value-type="float">
            <text:p>3.24563992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.1069" calcext:value-type="float">
            <text:p>34.1069</text:p>
          </table:table-cell>
          <table:table-cell table:formula="of:=103.36/[.D17]" office:value-type="float" office:value="3.03047184000891" calcext:value-type="float">
            <text:p>3.03047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4299" calcext:value-type="float">
            <text:p>29.4299</text:p>
          </table:table-cell>
          <table:table-cell table:formula="of:=103.36/[.D18]" office:value-type="float" office:value="3.51207445489111" calcext:value-type="float">
            <text:p>3.5120744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9245" calcext:value-type="float">
            <text:p>40.9245</text:p>
          </table:table-cell>
          <table:table-cell table:formula="of:=103.36/[.D19]" office:value-type="float" office:value="2.52562645847842" calcext:value-type="float">
            <text:p>2.52562645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.1575" calcext:value-type="float">
            <text:p>51.1575</text:p>
          </table:table-cell>
          <table:table-cell table:formula="of:=103.36/[.D20]" office:value-type="float" office:value="2.02042711234912" calcext:value-type="float">
            <text:p>2.020427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36" calcext:value-type="float">
            <text:p>103.36</text:p>
          </table:table-cell>
          <table:table-cell table:formula="of:=103.36/[.D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9623" calcext:value-type="float">
            <text:p>51.9623</text:p>
          </table:table-cell>
          <table:table-cell table:formula="of:=103.36/[.D22]" office:value-type="float" office:value="1.98913443015417" calcext:value-type="float">
            <text:p>1.98913443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.8926" calcext:value-type="float">
            <text:p>66.8926</text:p>
          </table:table-cell>
          <table:table-cell table:formula="of:=103.36/[.D23]" office:value-type="float" office:value="1.54516344109812" calcext:value-type="float">
            <text:p>1.5451634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.1489" calcext:value-type="float">
            <text:p>54.1489</text:p>
          </table:table-cell>
          <table:table-cell table:formula="of:=103.36/[.D24]" office:value-type="float" office:value="1.90881070529595" calcext:value-type="float">
            <text:p>1.9088107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.6201" calcext:value-type="float">
            <text:p>20.6201</text:p>
          </table:table-cell>
          <table:table-cell table:formula="of:=103.36/[.D25]" office:value-type="float" office:value="5.01258480802712" calcext:value-type="float">
            <text:p>5.0125848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.1579" calcext:value-type="float">
            <text:p>22.1579</text:p>
          </table:table-cell>
          <table:table-cell table:formula="of:=103.36/[.D26]" office:value-type="float" office:value="4.66470197988077" calcext:value-type="float">
            <text:p>4.66470197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.8185" calcext:value-type="float">
            <text:p>22.8185</text:p>
          </table:table-cell>
          <table:table-cell table:formula="of:=103.36/[.D27]" office:value-type="float" office:value="4.52965795297675" calcext:value-type="float">
            <text:p>4.5296579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.6033" calcext:value-type="float">
            <text:p>24.6033</text:p>
          </table:table-cell>
          <table:table-cell table:formula="of:=103.36/[.D28]" office:value-type="float" office:value="4.20106245910101" calcext:value-type="float">
            <text:p>4.201062459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0:24.518106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6"/>
        <table:table-row table:style-name="ro1">
          <table:table-cell table:number-columns-repeated="6"/>
          <table:table-cell table:style-name="ce4" office:value-type="string" calcext:value-type="string" table:number-columns-spanned="5" table:number-rows-spanned="1">
            <text:p>Distributed Vertex</text:p>
          </table:table-cell>
          <table:covered-table-cell table:number-columns-repeated="4" table:style-name="Default"/>
        </table:table-row>
        <table:table-row table:style-name="ro1">
          <table:table-cell table:number-columns-repeated="6"/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</text:p>
          </table:table-cell>
          <table:table-cell table:style-name="ce5" office:value-type="string" calcext:value-type="string">
            <text:p>SpeedUp_Dis_Vert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994" calcext:value-type="float">
            <text:p>0.122994</text:p>
          </table:table-cell>
          <table:table-cell table:style-name="ce5" table:formula="of:=1.16812/[.J3]" office:value-type="float" office:value="9.49737385563524" calcext:value-type="float">
            <text:p>9.4973738556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57647" calcext:value-type="float">
            <text:p>0.0757647</text:p>
          </table:table-cell>
          <table:table-cell table:style-name="ce5" table:formula="of:=1.16812/[.J4]" office:value-type="float" office:value="15.4177341162837" calcext:value-type="float">
            <text:p>15.417734116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828" calcext:value-type="float">
            <text:p>0.05828</text:p>
          </table:table-cell>
          <table:table-cell table:style-name="ce5" table:formula="of:=1.16812/[.J5]" office:value-type="float" office:value="20.0432395332876" calcext:value-type="float">
            <text:p>20.043239533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60358" calcext:value-type="float">
            <text:p>0.0560358</text:p>
          </table:table-cell>
          <table:table-cell table:style-name="ce5" table:formula="of:=1.16812/[.J6]" office:value-type="float" office:value="20.8459591903747" calcext:value-type="float">
            <text:p>20.8459591904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6812" calcext:value-type="float">
            <text:p>1.16812</text:p>
          </table:table-cell>
          <table:table-cell table:style-name="ce5" table:formula="of:=1.16812/[.J7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397" calcext:value-type="float">
            <text:p>0.637397</text:p>
          </table:table-cell>
          <table:table-cell table:style-name="ce5" table:formula="of:=1.16812/[.J8]" office:value-type="float" office:value="1.83264119536176" calcext:value-type="float">
            <text:p>1.8326411954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74555" calcext:value-type="float">
            <text:p>0.474555</text:p>
          </table:table-cell>
          <table:table-cell table:style-name="ce5" table:formula="of:=1.16812/[.J9]" office:value-type="float" office:value="2.46150604250298" calcext:value-type="float">
            <text:p>2.4615060425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02175" calcext:value-type="float">
            <text:p>0.402175</text:p>
          </table:table-cell>
          <table:table-cell table:style-name="ce5" table:formula="of:=1.16812/[.J10]" office:value-type="float" office:value="2.90450674457637" calcext:value-type="float">
            <text:p>2.9045067446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512" calcext:value-type="float">
            <text:p>25.3512</text:p>
          </table:table-cell>
          <table:table-cell table:style-name="ce5" table:formula="of:=25.3512/[.J11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.2498" calcext:value-type="float">
            <text:p>19.2498</text:p>
          </table:table-cell>
          <table:table-cell table:style-name="ce5" table:formula="of:=25.3512/[.J12]" office:value-type="float" office:value="1.31695913723779" calcext:value-type="float">
            <text:p>1.3169591372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193" calcext:value-type="float">
            <text:p>13.8193</text:p>
          </table:table-cell>
          <table:table-cell table:style-name="ce5" table:formula="of:=25.3512/[.J13]" office:value-type="float" office:value="1.83447786790937" calcext:value-type="float">
            <text:p>1.8344778679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9877" calcext:value-type="float">
            <text:p>10.9877</text:p>
          </table:table-cell>
          <table:table-cell table:style-name="ce5" table:formula="of:=25.3512/[.J14]" office:value-type="float" office:value="2.30723445307025" calcext:value-type="float">
            <text:p>2.307234453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932" calcext:value-type="float">
            <text:p>103.932</text:p>
          </table:table-cell>
          <table:table-cell table:formula="of:=103.932/[.J15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.4563" calcext:value-type="float">
            <text:p>56.4563</text:p>
          </table:table-cell>
          <table:table-cell table:formula="of:=103.932/[.J16]" office:value-type="float" office:value="1.84092829321086" calcext:value-type="float">
            <text:p>1.8409282932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.8163" calcext:value-type="float">
            <text:p>59.8163</text:p>
          </table:table-cell>
          <table:table-cell table:formula="of:=103.932/[.J17]" office:value-type="float" office:value="1.73751970616705" calcext:value-type="float">
            <text:p>1.7375197062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.4597" calcext:value-type="float">
            <text:p>45.4597</text:p>
          </table:table-cell>
          <table:table-cell table:formula="of:=103.932/[.J18]" office:value-type="float" office:value="2.2862447398465" calcext:value-type="float">
            <text:p>2.2862447398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table:formula="of:=103.932/[.J19]" office:value-type="float" office:value="2.25058466868774" calcext:value-type="float">
            <text:p>2.2505846687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.5874" calcext:value-type="float">
            <text:p>42.5874</text:p>
          </table:table-cell>
          <table:table-cell table:formula="of:=103.932/[.J20]" office:value-type="float" office:value="2.44044013017935" calcext:value-type="float">
            <text:p>2.4404401302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.8472" calcext:value-type="float">
            <text:p>35.8472</text:p>
          </table:table-cell>
          <table:table-cell table:formula="of:=103.932/[.J21]" office:value-type="float" office:value="2.89930594300252" calcext:value-type="float">
            <text:p>2.899305943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.6641" calcext:value-type="float">
            <text:p>30.6641</text:p>
          </table:table-cell>
          <table:table-cell table:formula="of:=103.932/[.J22]" office:value-type="float" office:value="3.38937063210725" calcext:value-type="float">
            <text:p>3.389370632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.53" calcext:value-type="float">
            <text:p>26.53</text:p>
          </table:table-cell>
          <table:table-cell table:formula="of:=103.932/[.J23]" office:value-type="float" office:value="3.91752732755371" calcext:value-type="float">
            <text:p>3.9175273276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8528" calcext:value-type="float">
            <text:p>24.8528</text:p>
          </table:table-cell>
          <table:table-cell table:formula="of:=103.932/[.J24]" office:value-type="float" office:value="4.18190304512972" calcext:value-type="float">
            <text:p>4.181903045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.1001" calcext:value-type="float">
            <text:p>29.1001</text:p>
          </table:table-cell>
          <table:table-cell table:formula="of:=103.932/[.J25]" office:value-type="float" office:value="3.57153411843946" calcext:value-type="float">
            <text:p>3.5715341184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.4201" calcext:value-type="float">
            <text:p>34.4201</text:p>
          </table:table-cell>
          <table:table-cell table:formula="of:=103.932/[.J26]" office:value-type="float" office:value="3.01951476027089" calcext:value-type="float">
            <text:p>3.0195147603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.956" calcext:value-type="float">
            <text:p>17.956</text:p>
          </table:table-cell>
          <table:table-cell table:formula="of:=103.932/[.J27]" office:value-type="float" office:value="5.78814880819782" calcext:value-type="float">
            <text:p>5.7881488082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.5523" calcext:value-type="float">
            <text:p>18.5523</text:p>
          </table:table-cell>
          <table:table-cell table:formula="of:=103.932/[.J28]" office:value-type="float" office:value="5.6021086334309" calcext:value-type="float">
            <text:p>5.6021086334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245" calcext:value-type="float">
            <text:p>20.245</text:p>
          </table:table-cell>
          <table:table-cell table:formula="of:=103.932/[.J29]" office:value-type="float" office:value="5.13371202766115" calcext:value-type="float">
            <text:p>5.1337120277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.0596" calcext:value-type="float">
            <text:p>21.0596</text:p>
          </table:table-cell>
          <table:table-cell table:formula="of:=103.932/[.J30]" office:value-type="float" office:value="4.93513646982849" calcext:value-type="float">
            <text:p>4.935136469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0:55.85001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96cm" svg:height="9.803cm" xlink:href="." xlink:type="simple" chart:class="chart:scatter" chart:style-name="ch1">
        <chart:title svg:x="6.113cm" svg:y="0.332cm" chart:style-name="ch2">
          <text:p>Speed Up in Dist. Edge</text:p>
        </chart:title>
        <chart:legend chart:legend-position="end" svg:x="12.768cm" svg:y="4.353cm" style:legend-expansion="high" chart:style-name="ch3"/>
        <chart:plot-area chart:style-name="ch4" chart:data-source-has-labels="both" svg:x="1.35cm" svg:y="1.333cm" svg:width="11.079cm" svg:height="7.293cm">
          <chartooo:coordinate-region svg:x="1.786cm" svg:y="1.533cm" svg:width="10.456cm" svg:height="6.446cm"/>
          <chart:axis chart:dimension="x" chart:name="primary-x" chart:style-name="ch5" chartooo:axis-type="auto">
            <chart:title svg:x="5.429cm" svg:y="8.822cm" chart:style-name="ch6">
              <text:p>Number Of Process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764cm" chart:style-name="ch7">
              <text:p>Speed Up</text:p>
            </chart:title>
            <chart:grid chart:style-name="ch8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10" chart:values-cell-range-address="local-table.$E$2:.$E$17" chart:label-cell-address="local-table.$E$1" chart:class="chart:scatter">
            <chart:domain table:cell-range-address="local-table.$D$2:.$D$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_Dis_Ed</text:p>
              </table:table-cell>
              <table:table-cell office:value-type="string">
                <text:p/>
              </table:table-cell>
              <table:table-cell office:value-type="string">
                <text:p>SpeedUp_Dis_Ve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1794369111801">
                <text:p>3.517943691118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24563992740016">
                <text:p>3.24563992740016</text:p>
              </table:table-cell>
              <table:table-cell office:value-type="float" office:value="2">
                <text:p>2</text:p>
              </table:table-cell>
              <table:table-cell office:value-type="float" office:value="1.84092829321086">
                <text:p>1.84092829321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03047184000891">
                <text:p>3.03047184000891</text:p>
              </table:table-cell>
              <table:table-cell office:value-type="float" office:value="3">
                <text:p>3</text:p>
              </table:table-cell>
              <table:table-cell office:value-type="float" office:value="1.73751970616705">
                <text:p>1.7375197061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51207445489111">
                <text:p>3.51207445489111</text:p>
              </table:table-cell>
              <table:table-cell office:value-type="float" office:value="4">
                <text:p>4</text:p>
              </table:table-cell>
              <table:table-cell office:value-type="float" office:value="2.2862447398465">
                <text:p>2.2862447398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2562645847842">
                <text:p>2.52562645847842</text:p>
              </table:table-cell>
              <table:table-cell office:value-type="float" office:value="5">
                <text:p>5</text:p>
              </table:table-cell>
              <table:table-cell office:value-type="float" office:value="2.25058466868774">
                <text:p>2.2505846686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02042711234912">
                <text:p>2.02042711234912</text:p>
              </table:table-cell>
              <table:table-cell office:value-type="float" office:value="4">
                <text:p>4</text:p>
              </table:table-cell>
              <table:table-cell office:value-type="float" office:value="2.44044013017935">
                <text:p>2.4404401301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89930594300252">
                <text:p>2.8993059430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98913443015417">
                <text:p>1.98913443015417</text:p>
              </table:table-cell>
              <table:table-cell office:value-type="float" office:value="6">
                <text:p>6</text:p>
              </table:table-cell>
              <table:table-cell office:value-type="float" office:value="3.38937063210725">
                <text:p>3.3893706321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4516344109812">
                <text:p>1.54516344109812</text:p>
              </table:table-cell>
              <table:table-cell office:value-type="float" office:value="7">
                <text:p>7</text:p>
              </table:table-cell>
              <table:table-cell office:value-type="float" office:value="3.91752732755371">
                <text:p>3.91752732755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.90881070529595">
                <text:p>1.90881070529595</text:p>
              </table:table-cell>
              <table:table-cell office:value-type="float" office:value="8">
                <text:p>8</text:p>
              </table:table-cell>
              <table:table-cell office:value-type="float" office:value="4.18190304512972">
                <text:p>4.18190304512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01258480802712">
                <text:p>5.01258480802712</text:p>
              </table:table-cell>
              <table:table-cell office:value-type="float" office:value="10">
                <text:p>10</text:p>
              </table:table-cell>
              <table:table-cell office:value-type="float" office:value="3.57153411843946">
                <text:p>3.5715341184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66470197988077">
                <text:p>4.66470197988077</text:p>
              </table:table-cell>
              <table:table-cell office:value-type="float" office:value="12">
                <text:p>12</text:p>
              </table:table-cell>
              <table:table-cell office:value-type="float" office:value="3.01951476027089">
                <text:p>3.0195147602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.52965795297675">
                <text:p>4.52965795297675</text:p>
              </table:table-cell>
              <table:table-cell office:value-type="float" office:value="12">
                <text:p>12</text:p>
              </table:table-cell>
              <table:table-cell office:value-type="float" office:value="5.78814880819782">
                <text:p>5.78814880819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.20106245910101">
                <text:p>4.20106245910101</text:p>
              </table:table-cell>
              <table:table-cell office:value-type="float" office:value="11">
                <text:p>11</text:p>
              </table:table-cell>
              <table:table-cell office:value-type="float" office:value="5.6021086334309">
                <text:p>5.602108633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13371202766115">
                <text:p>5.13371202766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.93513646982849">
                <text:p>4.935136469828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7cm" svg:height="11.209cm" xlink:href="." xlink:type="simple" chart:class="chart:line" chart:style-name="ch1">
        <chart:title svg:x="4.291cm" svg:y="0.36cm" chart:style-name="ch2">
          <text:p>Comparison Between Edge vs Vertex Distribution</text:p>
        </chart:title>
        <chart:legend chart:legend-position="end" svg:x="14.338cm" svg:y="5.056cm" style:legend-expansion="high" chart:style-name="ch3"/>
        <chart:plot-area chart:style-name="ch4" chart:data-source-has-labels="both" svg:x="1.568cm" svg:y="1.665cm" svg:width="11.629cm" svg:height="7.936cm">
          <chartooo:coordinate-region svg:x="2.189cm" svg:y="1.864cm" svg:width="10.636cm" svg:height="7.09cm"/>
          <chart:axis chart:dimension="x" chart:name="primary-x" chart:style-name="ch5" chartooo:axis-type="auto">
            <chartooo:date-scale/>
            <chart:title svg:x="5.42cm" svg:y="9.825cm" chart:style-name="ch6">
              <text:p>Number of Vertex in Graph</text:p>
            </chart:title>
            <chart:categories table:cell-range-address="local-table.$A$2:.$A$5"/>
          </chart:axis>
          <chart:axis chart:dimension="y" chart:name="primary-y" chart:style-name="ch5">
            <chart:title svg:x="0.639cm" svg:y="6.881cm" chart:style-name="ch7">
              <text:p>Time Taken (sec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Edge</text:p>
              </table:table-cell>
              <table:table-cell office:value-type="string">
                <text:p>Time Taken Vertex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0520754">
                <text:p>0.0520754</text:p>
              </table:table-cell>
              <table:table-cell office:value-type="float" office:value="0.0560358">
                <text:p>0.056035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82363">
                <text:p>0.382363</text:p>
              </table:table-cell>
              <table:table-cell office:value-type="float" office:value="0.402175">
                <text:p>0.4021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.6285">
                <text:p>11.6285</text:p>
              </table:table-cell>
              <table:table-cell office:value-type="float" office:value="10.9877">
                <text:p>10.98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.1489">
                <text:p>54.1489</text:p>
              </table:table-cell>
              <table:table-cell office:value-type="float" office:value="45.4597">
                <text:p>45.45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639cm" svg:y="3.951cm" style:legend-expansion="high" chart:style-name="ch2"/>
        <chart:plot-area chart:style-name="ch3" chart:data-source-has-labels="both" svg:x="0.319cm" svg:y="0.179cm" svg:width="11.001cm" svg:height="8.641cm">
          <chartooo:coordinate-region svg:x="1.126cm" svg:y="0.378cm" svg:width="10.007cm" svg:height="7.795cm"/>
          <chart:axis chart:dimension="x" chart:name="primary-x" chart:style-name="ch4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7" chart:values-cell-range-address="local-table.$E$2:.$E$17" chart:label-cell-address="local-table.$E$1" chart:class="chart:scatter">
            <chart:domain table:cell-range-address="local-table.$D$2:.$D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Taken (Edge)</text:p>
              </table:table-cell>
              <table:table-cell office:value-type="string">
                <text:p/>
              </table:table-cell>
              <table:table-cell office:value-type="string">
                <text:p>Time Taken (Verte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9.3808">
                <text:p>29.3808</text:p>
              </table:table-cell>
              <table:table-cell office:value-type="float" office:value="1">
                <text:p>1</text:p>
              </table:table-cell>
              <table:table-cell office:value-type="float" office:value="103.932">
                <text:p>103.9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1.8458">
                <text:p>31.8458</text:p>
              </table:table-cell>
              <table:table-cell office:value-type="float" office:value="2">
                <text:p>2</text:p>
              </table:table-cell>
              <table:table-cell office:value-type="float" office:value="56.4563">
                <text:p>56.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.1069">
                <text:p>34.1069</text:p>
              </table:table-cell>
              <table:table-cell office:value-type="float" office:value="3">
                <text:p>3</text:p>
              </table:table-cell>
              <table:table-cell office:value-type="float" office:value="59.8163">
                <text:p>59.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.4299">
                <text:p>29.4299</text:p>
              </table:table-cell>
              <table:table-cell office:value-type="float" office:value="4">
                <text:p>4</text:p>
              </table:table-cell>
              <table:table-cell office:value-type="float" office:value="45.4597">
                <text:p>45.4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9245">
                <text:p>40.9245</text:p>
              </table:table-cell>
              <table:table-cell office:value-type="float" office:value="5">
                <text:p>5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1.1575">
                <text:p>51.1575</text:p>
              </table:table-cell>
              <table:table-cell office:value-type="float" office:value="4">
                <text:p>4</text:p>
              </table:table-cell>
              <table:table-cell office:value-type="float" office:value="42.5874">
                <text:p>42.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3.36">
                <text:p>103.36</text:p>
              </table:table-cell>
              <table:table-cell office:value-type="float" office:value="5">
                <text:p>5</text:p>
              </table:table-cell>
              <table:table-cell office:value-type="float" office:value="35.8472">
                <text:p>35.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1.9623">
                <text:p>51.9623</text:p>
              </table:table-cell>
              <table:table-cell office:value-type="float" office:value="6">
                <text:p>6</text:p>
              </table:table-cell>
              <table:table-cell office:value-type="float" office:value="30.6641">
                <text:p>30.6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6.8926">
                <text:p>66.8926</text:p>
              </table:table-cell>
              <table:table-cell office:value-type="float" office:value="7">
                <text:p>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4.1489">
                <text:p>54.1489</text:p>
              </table:table-cell>
              <table:table-cell office:value-type="float" office:value="8">
                <text:p>8</text:p>
              </table:table-cell>
              <table:table-cell office:value-type="float" office:value="24.8528">
                <text:p>24.8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.6201">
                <text:p>20.6201</text:p>
              </table:table-cell>
              <table:table-cell office:value-type="float" office:value="10">
                <text:p>10</text:p>
              </table:table-cell>
              <table:table-cell office:value-type="float" office:value="29.1001">
                <text:p>29.1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.1579">
                <text:p>22.1579</text:p>
              </table:table-cell>
              <table:table-cell office:value-type="float" office:value="12">
                <text:p>12</text:p>
              </table:table-cell>
              <table:table-cell office:value-type="float" office:value="34.4201">
                <text:p>34.4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2.8185">
                <text:p>22.8185</text:p>
              </table:table-cell>
              <table:table-cell office:value-type="float" office:value="12">
                <text:p>12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4.6033">
                <text:p>24.6033</text:p>
              </table:table-cell>
              <table:table-cell office:value-type="float" office:value="11">
                <text:p>11</text:p>
              </table:table-cell>
              <table:table-cell office:value-type="float" office:value="18.5523">
                <text:p>18.5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.245">
                <text:p>20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.0596">
                <text:p>21.05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Analysis_New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EDGE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32" calcext:value-type="float">
            <text:p>2132</text:p>
          </table:table-cell>
          <table:table-cell office:value-type="float" office:value="0.167305" calcext:value-type="float">
            <text:p>0.167305</text:p>
          </table:table-cell>
          <table:table-cell table:formula="of:=[Analysis_New.C2]/[Analysis_New.A2]" office:value-type="float" office:value="0.00113043918918919" calcext:value-type="float">
            <text:p>0.00113043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Analysis_New.C3]/[Analysis_New.A3]" office:value-type="float" office:value="0.000769191666666667" calcext:value-type="float">
            <text:p>0.0007691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Analysis_New.C4]/[Analysis_New.A4]" office:value-type="float" office:value="0.000769191666666667" calcext:value-type="float">
            <text:p>0.00076919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2" calcext:value-type="float">
            <text:p>2212</text:p>
          </table:table-cell>
          <table:table-cell office:value-type="float" office:value="1.2912" calcext:value-type="float">
            <text:p>1.2912</text:p>
          </table:table-cell>
          <table:table-cell table:formula="of:=[Analysis_New.C5]/[Analysis_New.A5]" office:value-type="float" office:value="0.0108504201680672" calcext:value-type="float">
            <text:p>0.0108504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Analysis_New.C6]/[Analysis_New.A6]" office:value-type="float" office:value="0.023415" calcext:value-type="float">
            <text:p>0.0234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Analysis_New.C7]/[Analysis_New.A7]" office:value-type="float" office:value="0.023415" calcext:value-type="float">
            <text:p>0.0234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888" calcext:value-type="float">
            <text:p>43888</text:p>
          </table:table-cell>
          <table:table-cell office:value-type="float" office:value="2.74459" calcext:value-type="float">
            <text:p>2.74459</text:p>
          </table:table-cell>
          <table:table-cell table:formula="of:=[Analysis_New.C8]/[Analysis_New.A8]" office:value-type="float" office:value="0.023063781512605" calcext:value-type="float">
            <text:p>0.02306378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507" calcext:value-type="float">
            <text:p>54507</text:p>
          </table:table-cell>
          <table:table-cell office:value-type="float" office:value="3.11747" calcext:value-type="float">
            <text:p>3.11747</text:p>
          </table:table-cell>
          <table:table-cell table:formula="of:=[Analysis_New.C9]/[Analysis_New.A9]" office:value-type="float" office:value="0.0210639864864865" calcext:value-type="float">
            <text:p>0.02106398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80" calcext:value-type="float">
            <text:p>59880</text:p>
          </table:table-cell>
          <table:table-cell office:value-type="float" office:value="3.20914" calcext:value-type="float">
            <text:p>3.20914</text:p>
          </table:table-cell>
          <table:table-cell table:formula="of:=[Analysis_New.C10]/[Analysis_New.A10]" office:value-type="float" office:value="0.0269675630252101" calcext:value-type="float">
            <text:p>0.0269675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Analysis_New.C11]/[Analysis_New.A11]" office:value-type="float" office:value="0.025367" calcext:value-type="float">
            <text:p>0.0253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Analysis_New.C12]/[Analysis_New.A12]" office:value-type="float" office:value="0.025367" calcext:value-type="float">
            <text:p>0.0253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351" calcext:value-type="float">
            <text:p>74351</text:p>
          </table:table-cell>
          <table:table-cell office:value-type="float" office:value="3.90009" calcext:value-type="float">
            <text:p>3.90009</text:p>
          </table:table-cell>
          <table:table-cell table:formula="of:=[Analysis_New.C13]/[Analysis_New.A13]" office:value-type="float" office:value="0.0263519594594595" calcext:value-type="float">
            <text:p>0.0263519595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7:12.646096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nalysis_New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number-columns-repeated="6"/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VERT)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762" calcext:value-type="float">
            <text:p>1762</text:p>
          </table:table-cell>
          <table:table-cell office:value-type="float" office:value="0.106953" calcext:value-type="float">
            <text:p>0.106953</text:p>
          </table:table-cell>
          <table:table-cell table:formula="of:=[Analysis_New.I2]/[Analysis_New.G2]" office:value-type="float" office:value="0.000862524193548387" calcext:value-type="float">
            <text:p>0.0008625242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279" calcext:value-type="float">
            <text:p>2279</text:p>
          </table:table-cell>
          <table:table-cell office:value-type="float" office:value="0.116272" calcext:value-type="float">
            <text:p>0.116272</text:p>
          </table:table-cell>
          <table:table-cell table:formula="of:=[Analysis_New.I3]/[Analysis_New.G3]" office:value-type="float" office:value="0.000937677419354839" calcext:value-type="float">
            <text:p>0.0009376774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13" calcext:value-type="float">
            <text:p>2313</text:p>
          </table:table-cell>
          <table:table-cell office:value-type="float" office:value="1.26674" calcext:value-type="float">
            <text:p>1.26674</text:p>
          </table:table-cell>
          <table:table-cell table:formula="of:=[Analysis_New.I4]/[Analysis_New.G4]" office:value-type="float" office:value="0.0102156451612903" calcext:value-type="float">
            <text:p>0.0102156452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327" calcext:value-type="float">
            <text:p>23327</text:p>
          </table:table-cell>
          <table:table-cell office:value-type="float" office:value="3.24698" calcext:value-type="float">
            <text:p>3.24698</text:p>
          </table:table-cell>
          <table:table-cell table:formula="of:=[Analysis_New.I5]/[Analysis_New.G5]" office:value-type="float" office:value="0.0261853225806452" calcext:value-type="float">
            <text:p>0.0261853226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1615" calcext:value-type="float">
            <text:p>41615</text:p>
          </table:table-cell>
          <table:table-cell office:value-type="float" office:value="1.78274" calcext:value-type="float">
            <text:p>1.78274</text:p>
          </table:table-cell>
          <table:table-cell table:formula="of:=[Analysis_New.I6]/[Analysis_New.G6]" office:value-type="float" office:value="0.014376935483871" calcext:value-type="float">
            <text:p>0.0143769355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15" calcext:value-type="float">
            <text:p>45715</text:p>
          </table:table-cell>
          <table:table-cell office:value-type="float" office:value="2.67493" calcext:value-type="float">
            <text:p>2.67493</text:p>
          </table:table-cell>
          <table:table-cell table:formula="of:=[Analysis_New.I7]/[Analysis_New.G7]" office:value-type="float" office:value="0.0215720161290323" calcext:value-type="float">
            <text:p>0.0215720161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23" calcext:value-type="float">
            <text:p>45723</text:p>
          </table:table-cell>
          <table:table-cell office:value-type="float" office:value="2.49763" calcext:value-type="float">
            <text:p>2.49763</text:p>
          </table:table-cell>
          <table:table-cell table:formula="of:=[Analysis_New.I8]/[Analysis_New.G8]" office:value-type="float" office:value="0.0201421774193548" calcext:value-type="float">
            <text:p>0.0201421774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2182" calcext:value-type="float">
            <text:p>3.12182</text:p>
          </table:table-cell>
          <table:table-cell table:formula="of:=[Analysis_New.I9]/[Analysis_New.G9]" office:value-type="float" office:value="0.0251759677419355" calcext:value-type="float">
            <text:p>0.0251759677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4535" calcext:value-type="float">
            <text:p>3.14535</text:p>
          </table:table-cell>
          <table:table-cell table:formula="of:=[Analysis_New.I10]/[Analysis_New.G10]" office:value-type="float" office:value="0.0253657258064516" calcext:value-type="float">
            <text:p>0.0253657258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09169" calcext:value-type="float">
            <text:p>3.09169</text:p>
          </table:table-cell>
          <table:table-cell table:formula="of:=[Analysis_New.I11]/[Analysis_New.G11]" office:value-type="float" office:value="0.0249329838709677" calcext:value-type="float">
            <text:p>0.0249329839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29596" calcext:value-type="float">
            <text:p>3.29596</text:p>
          </table:table-cell>
          <table:table-cell table:formula="of:=[Analysis_New.I12]/[Analysis_New.G12]" office:value-type="float" office:value="0.0265803225806452" calcext:value-type="float">
            <text:p>0.026580322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8:01.938913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31cm" svg:height="8.198cm" xlink:href="." xlink:type="simple" chart:class="chart:scatter" chart:style-name="ch1">
        <chart:legend chart:legend-position="end" svg:x="14.082cm" svg:y="3.551cm" style:legend-expansion="high" chart:style-name="ch2"/>
        <chart:plot-area chart:style-name="ch3" chart:data-source-has-labels="both" svg:x="0.364cm" svg:y="0.163cm" svg:width="13.354cm" svg:height="7.872cm">
          <chartooo:coordinate-region svg:x="1.276cm" svg:y="0.362cm" svg:width="11.977cm" svg:height="7.026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7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/D_K (EDGE)</text:p>
              </table:table-cell>
              <table:table-cell office:value-type="string">
                <text:p/>
              </table:table-cell>
              <table:table-cell office:value-type="string">
                <text:p>Time/D_K (VER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2">
                <text:p>2132</text:p>
              </table:table-cell>
              <table:table-cell office:value-type="float" office:value="0.00113043918918919">
                <text:p>0.00113043918918919</text:p>
              </table:table-cell>
              <table:table-cell office:value-type="float" office:value="1762">
                <text:p>1762</text:p>
              </table:table-cell>
              <table:table-cell office:value-type="float" office:value="0.000862524193548387">
                <text:p>0.0008625241935483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279">
                <text:p>2279</text:p>
              </table:table-cell>
              <table:table-cell office:value-type="float" office:value="0.000937677419354839">
                <text:p>0.000937677419354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313">
                <text:p>2313</text:p>
              </table:table-cell>
              <table:table-cell office:value-type="float" office:value="0.0102156451612903">
                <text:p>0.0102156451612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2">
                <text:p>2212</text:p>
              </table:table-cell>
              <table:table-cell office:value-type="float" office:value="0.0108504201680672">
                <text:p>0.0108504201680672</text:p>
              </table:table-cell>
              <table:table-cell office:value-type="float" office:value="23327">
                <text:p>23327</text:p>
              </table:table-cell>
              <table:table-cell office:value-type="float" office:value="0.0261853225806452">
                <text:p>0.026185322580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1615">
                <text:p>41615</text:p>
              </table:table-cell>
              <table:table-cell office:value-type="float" office:value="0.014376935483871">
                <text:p>0.014376935483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5715">
                <text:p>45715</text:p>
              </table:table-cell>
              <table:table-cell office:value-type="float" office:value="0.0215720161290323">
                <text:p>0.021572016129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88">
                <text:p>43888</text:p>
              </table:table-cell>
              <table:table-cell office:value-type="float" office:value="0.023063781512605">
                <text:p>0.023063781512605</text:p>
              </table:table-cell>
              <table:table-cell office:value-type="float" office:value="45723">
                <text:p>45723</text:p>
              </table:table-cell>
              <table:table-cell office:value-type="float" office:value="0.0201421774193548">
                <text:p>0.020142177419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07">
                <text:p>54507</text:p>
              </table:table-cell>
              <table:table-cell office:value-type="float" office:value="0.0210639864864865">
                <text:p>0.0210639864864865</text:p>
              </table:table-cell>
              <table:table-cell office:value-type="float" office:value="62375">
                <text:p>62375</text:p>
              </table:table-cell>
              <table:table-cell office:value-type="float" office:value="0.0251759677419355">
                <text:p>0.025175967741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80">
                <text:p>59880</text:p>
              </table:table-cell>
              <table:table-cell office:value-type="float" office:value="0.0269675630252101">
                <text:p>0.0269675630252101</text:p>
              </table:table-cell>
              <table:table-cell office:value-type="float" office:value="62375">
                <text:p>62375</text:p>
              </table:table-cell>
              <table:table-cell office:value-type="float" office:value="0.0253657258064516">
                <text:p>0.0253657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49329838709677">
                <text:p>0.0249329838709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65803225806452">
                <text:p>0.0265803225806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351">
                <text:p>74351</text:p>
              </table:table-cell>
              <table:table-cell office:value-type="float" office:value="0.0263519594594595">
                <text:p>0.02635195945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